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6" style:family="graphic" style:parent-style-name="standard">
      <style:graphic-properties draw:stroke="none" svg:stroke-color="#000000" draw:fill="none" draw:fill-color="#ffffff" fo:min-height="1.35cm"/>
    </style:style>
    <style:style style:name="gr17" style:family="graphic" style:parent-style-name="standard">
      <style:graphic-properties draw:stroke="none" svg:stroke-color="#000000" draw:fill="none" draw:fill-color="#ffffff" fo:min-height="0.913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4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T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svg:x="3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cm" svg:height="1.9cm" svg:x="7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cm" svg:height="1.9cm" svg:x="1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2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16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1cm" svg:y1="9cm" svg:x2="8.1cm" svg:y2="5.7cm">
          <text:p/>
        </draw:line>
        <draw:line draw:style-name="gr6" draw:text-style-name="P1" draw:layer="layout" svg:x1="9.1cm" svg:y1="14.3cm" svg:x2="12.7cm" svg:y2="10.3cm">
          <text:p/>
        </draw:line>
        <draw:line draw:style-name="gr6" draw:text-style-name="P1" draw:layer="layout" svg:x1="9.6cm" svg:y1="5.1cm" svg:x2="16.5cm" svg:y2="5.2cm">
          <text:p/>
        </draw:line>
        <draw:line draw:style-name="gr6" draw:text-style-name="P1" draw:layer="layout" svg:x1="4.9cm" svg:y1="10.5cm" svg:x2="7.9cm" svg:y2="14.4cm">
          <text:p/>
        </draw:line>
        <draw:line draw:style-name="gr6" draw:text-style-name="P1" draw:layer="layout" svg:x1="14cm" svg:y1="8.9cm" svg:x2="16.8cm" svg:y2="6cm">
          <text:p/>
        </draw:line>
        <draw:line draw:style-name="gr6" draw:text-style-name="P1" draw:layer="layout" svg:x1="5.4cm" svg:y1="9.6cm" svg:x2="12.4cm" svg:y2="9.6cm">
          <text:p/>
        </draw:line>
        <draw:line draw:style-name="gr6" draw:text-style-name="P1" draw:layer="layout" svg:x1="18.4cm" svg:y1="14.3cm" svg:x2="21.4cm" svg:y2="10.5cm">
          <text:p/>
        </draw:line>
        <draw:line draw:style-name="gr6" draw:text-style-name="P1" draw:layer="layout" svg:x1="9.2cm" svg:y1="15.1cm" svg:x2="16.8cm" svg:y2="15cm">
          <text:p/>
        </draw:line>
        <draw:line draw:style-name="gr6" draw:text-style-name="P1" draw:layer="layout" svg:x1="14.3cm" svg:y1="9.5cm" svg:x2="21cm" svg:y2="9.6cm">
          <text:p/>
        </draw:line>
        <draw:line draw:style-name="gr6" draw:text-style-name="P1" draw:layer="layout" svg:x1="18.3cm" svg:y1="5.9cm" svg:x2="21.4cm" svg:y2="8.9cm">
          <text:p/>
        </draw:line>
        <draw:line draw:style-name="gr6" draw:text-style-name="P1" draw:layer="layout" svg:x1="9.5cm" svg:y1="5.7cm" svg:x2="12.6cm" svg:y2="8.9cm">
          <text:p/>
        </draw:line>
        <draw:frame draw:style-name="gr7" draw:text-style-name="P4" draw:layer="layout" svg:width="1.1cm" svg:height="1.4cm" svg:x="3.9cm" svg:y="8.9cm">
          <draw:text-box>
            <text:p text:style-name="P3"><text:span text:style-name="T1">S</text:span></text:p>
          </draw:text-box>
        </draw:frame>
        <draw:frame draw:style-name="gr8" draw:text-style-name="P6" draw:layer="layout" svg:width="1.1cm" svg:height="1.3cm" svg:x="8.2cm" svg:y="4.7cm">
          <draw:text-box>
            <text:p text:style-name="P5"><text:span text:style-name="T2">A</text:span></text:p>
          </draw:text-box>
        </draw:frame>
        <draw:frame draw:style-name="gr9" draw:text-style-name="P6" draw:layer="layout" svg:width="1.112cm" svg:height="1.195cm" svg:x="16.835cm" svg:y="4.7cm">
          <draw:text-box>
            <text:p text:style-name="P7"><text:span text:style-name="T2">B</text:span></text:p>
          </draw:text-box>
        </draw:frame>
        <draw:frame draw:style-name="gr10" draw:text-style-name="P6" draw:layer="layout" svg:width="1.2cm" svg:height="1.195cm" svg:x="12.8cm" svg:y="9cm">
          <draw:text-box>
            <text:p text:style-name="P5"><text:span text:style-name="T2">C</text:span></text:p>
          </draw:text-box>
        </draw:frame>
        <draw:frame draw:style-name="gr11" draw:text-style-name="P6" draw:layer="layout" svg:width="0.9cm" svg:height="1.5cm" svg:x="21.3cm" svg:y="9cm">
          <draw:text-box>
            <text:p text:style-name="P5"><text:span text:style-name="T2">F</text:span></text:p>
          </draw:text-box>
        </draw:frame>
        <draw:frame draw:style-name="gr12" draw:text-style-name="P6" draw:layer="layout" svg:width="1.1cm" svg:height="1.195cm" svg:x="7.9cm" svg:y="14.5cm">
          <draw:text-box>
            <text:p text:style-name="P5"><text:span text:style-name="T2">D</text:span></text:p>
          </draw:text-box>
        </draw:frame>
        <draw:frame draw:style-name="gr13" draw:text-style-name="P8" draw:layer="layout" svg:width="0.502cm" svg:height="0.962cm" svg:x="19.4cm" svg:y="16cm">
          <draw:text-box>
            <text:p/>
          </draw:text-box>
        </draw:frame>
        <draw:frame draw:style-name="gr14" draw:text-style-name="P6" draw:layer="layout" svg:width="1.3cm" svg:height="1.2cm" svg:x="17.2cm" svg:y="14.5cm">
          <draw:text-box>
            <text:p text:style-name="P5"><text:span text:style-name="T2">E</text:span></text:p>
          </draw:text-box>
        </draw:frame>
        <draw:frame draw:style-name="gr13" draw:text-style-name="P8" draw:layer="layout" svg:width="0.502cm" svg:height="0.962cm" svg:x="26.4cm" svg:y="14cm">
          <draw:text-box>
            <text:p/>
          </draw:text-box>
        </draw:frame>
        <draw:frame draw:style-name="gr15" draw:text-style-name="P10" draw:layer="layout" svg:width="0.972cm" svg:height="1.195cm" svg:x="8.328cm" svg:y="8.205cm">
          <draw:text-box>
            <text:p text:style-name="P9"><text:span text:style-name="T3">8</text:span></text:p>
          </draw:text-box>
        </draw:frame>
        <draw:frame draw:style-name="gr14" draw:text-style-name="P6" draw:layer="layout" svg:width="1.7cm" svg:height="1.2cm" svg:x="11.7cm" svg:y="3.8cm">
          <draw:text-box>
            <text:p text:style-name="P5"><text:span text:style-name="T2">2</text:span></text:p>
          </draw:text-box>
        </draw:frame>
        <draw:frame draw:style-name="gr8" draw:text-style-name="P6" draw:layer="layout" svg:width="1.3cm" svg:height="1.3cm" svg:x="5.2cm" svg:y="6.1cm">
          <draw:text-box>
            <text:p text:style-name="P5"><text:span text:style-name="T2">3</text:span></text:p>
          </draw:text-box>
        </draw:frame>
        <draw:frame draw:style-name="gr8" draw:text-style-name="P6" draw:layer="layout" svg:width="1.4cm" svg:height="1.3cm" svg:x="19.3cm" svg:y="5.6cm">
          <draw:text-box>
            <text:p text:style-name="P5"><text:span text:style-name="T2">2</text:span></text:p>
          </draw:text-box>
        </draw:frame>
        <draw:frame draw:style-name="gr16" draw:text-style-name="P6" draw:layer="layout" svg:width="2.1cm" svg:height="1.6cm" svg:x="10.7cm" svg:y="6.1cm">
          <draw:text-box>
            <text:p text:style-name="P5"><text:span text:style-name="T2">3</text:span></text:p>
          </draw:text-box>
        </draw:frame>
        <draw:frame draw:style-name="gr14" draw:text-style-name="P6" draw:layer="layout" svg:width="2.5cm" svg:height="1.2cm" svg:x="16cm" svg:y="8.1cm">
          <draw:text-box>
            <text:p text:style-name="P5"><text:span text:style-name="T2">7</text:span></text:p>
          </draw:text-box>
        </draw:frame>
        <draw:frame draw:style-name="gr16" draw:text-style-name="P6" draw:layer="layout" svg:width="1.7cm" svg:height="1.6cm" svg:x="10.1cm" svg:y="11.3cm">
          <draw:text-box>
            <text:p text:style-name="P5"><text:span text:style-name="T2">2</text:span></text:p>
          </draw:text-box>
        </draw:frame>
        <draw:frame draw:style-name="gr17" draw:text-style-name="P6" draw:layer="layout" svg:width="1.185cm" svg:height="1.195cm" svg:x="4.715cm" svg:y="11.9cm">
          <draw:text-box>
            <text:p text:style-name="P5"><text:span text:style-name="T2">5</text:span></text:p>
          </draw:text-box>
        </draw:frame>
        <draw:frame draw:style-name="gr16" draw:text-style-name="P6" draw:layer="layout" svg:width="1.8cm" svg:height="1.6cm" svg:x="11.7cm" svg:y="15.2cm">
          <draw:text-box>
            <text:p text:style-name="P5"><text:span text:style-name="T2">4</text:span></text:p>
          </draw:text-box>
        </draw:frame>
        <draw:frame draw:style-name="gr18" draw:text-style-name="P6" draw:layer="layout" svg:width="1.7cm" svg:height="1.8cm" svg:x="19.7cm" svg:y="12.9cm">
          <draw:text-box>
            <text:p text:style-name="P5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3:58:56.906292125</meta:creation-date>
    <dc:date>2019-11-15T14:19:11.317408000</dc:date>
    <meta:editing-duration>PT9M43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